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000000" draw:textarea-horizontal-align="justify" draw:textarea-vertical-align="middle" draw:auto-grow-height="false" fo:min-height="0.739cm" fo:min-width="0.489cm"/>
    </style:style>
    <style:style style:name="gr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8.635cm"/>
    </style:style>
    <style:style style:name="gr3" style:family="graphic" style:parent-style-name="objectwithoutfill">
      <style:graphic-properties svg:stroke-width="0.053cm" draw:marker-start-width="0.279cm" draw:marker-end="Short_20_line_20_Arrow" draw:marker-end-width="0.379cm" draw:fill="none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46cm" fo:min-width="4.605cm"/>
    </style:style>
    <style:style style:name="gr5" style:family="graphic" style:parent-style-name="standard">
      <style:graphic-properties draw:fill-color="#ffffff" draw:textarea-horizontal-align="justify" draw:textarea-vertical-align="middle" draw:auto-grow-height="false" fo:min-height="0.739cm" fo:min-width="0.489cm"/>
    </style:style>
    <style:style style:name="gr6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3cm" fo:min-width="10.1cm"/>
    </style:style>
    <style:style style:name="gr7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59cm" fo:min-width="6.627cm"/>
    </style:style>
    <style:style style:name="gr8" style:family="graphic" style:parent-style-name="standard">
      <style:graphic-properties draw:fill="gradient" draw:fill-gradient-name="Grison" draw:textarea-horizontal-align="justify" draw:textarea-vertical-align="middle" draw:auto-grow-height="false" fo:min-height="0.449cm" fo:min-width="0.199cm"/>
    </style:style>
    <style:style style:name="gr9" style:family="graphic" style:parent-style-name="standard">
      <style:graphic-properties draw:stroke="none" svg:stroke-color="#000000" draw:fill="none" draw:fill-color="#ffffff" fo:min-height="0.878cm"/>
    </style:style>
    <style:style style:name="gr10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5.653cm"/>
    </style:style>
    <style:style style:name="gr11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10.141cm"/>
    </style:style>
    <style:style style:name="gr12" style:family="graphic" style:parent-style-name="standard">
      <style:graphic-properties draw:fill="gradient" draw:fill-gradient-name="Tango_20_Orange" draw:textarea-horizontal-align="justify" draw:textarea-vertical-align="middle" draw:auto-grow-height="false" fo:min-height="0.522cm" fo:min-width="14.627cm"/>
    </style:style>
    <style:style style:name="P1" style:family="paragraph">
      <loext:graphic-properties draw:fill-color="#000000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gradient" draw:fill-gradient-name="Tango_20_Orange"/>
      <style:paragraph-properties fo:text-align="center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="gradient" draw:fill-gradient-name="Grison"/>
      <style:paragraph-properties fo:text-align="center"/>
    </style:style>
    <style:style style:name="P7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397cm" svg:height="1.397cm" svg:x="8.985cm" svg:y="1.2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xml:id="id2" draw:id="id2" draw:layer="layout" svg:width="9.455cm" svg:height="1.092cm" svg:x="4.941cm" svg:y="3.591cm">
          <text:p text:style-name="P2">Start with speaker and mute off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84cm" svg:y1="2.686cm" svg:x2="9.668cm" svg:y2="3.591cm" draw:start-shape="id1" draw:start-glue-point="8" draw:end-shape="id2" draw:end-glue-point="0" svg:d="M9684 2686l-16 905" svg:viewBox="0 0 17 906">
          <text:p/>
        </draw:connector>
        <draw:connector draw:style-name="gr3" draw:text-style-name="P4" draw:layer="layout" draw:type="line" svg:x1="9.731cm" svg:y1="13.052cm" svg:x2="9.73cm" svg:y2="13.992cm" draw:start-shape="id3" draw:start-glue-point="6" draw:end-shape="id4" svg:d="M9731 13052l-1 940" svg:viewBox="0 0 2 941">
          <text:p/>
        </draw:connector>
        <draw:custom-shape draw:style-name="gr4" draw:text-style-name="P3" xml:id="id5" draw:id="id5" draw:layer="layout" svg:width="5.435cm" svg:height="1.126cm" svg:x="7.032cm" svg:y="22.867cm">
          <text:p text:style-name="P2">Terminate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49cm" svg:y1="23.993cm" svg:x2="9.734cm" svg:y2="25.256cm" draw:start-shape="id5" draw:start-glue-point="2" draw:end-shape="id6" draw:end-glue-point="0" svg:d="M9749 23993l-15 1263" svg:viewBox="0 0 16 1264">
          <text:p/>
        </draw:connector>
        <draw:g xml:id="id6" draw:id="id6">
          <draw:custom-shape draw:style-name="gr1" draw:text-style-name="P1" draw:layer="layout" svg:width="1.397cm" svg:height="1.397cm" svg:x="9.032cm" svg:y="25.26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5" draw:text-style-name="P5" draw:layer="layout" svg:width="1.397cm" svg:height="1.397cm" svg:x="9.04cm" svg:y="25.256cm">
            <text:p/>
            <draw:enhanced-geometry svg:viewBox="0 0 21600 21600" draw:glue-points="10800 0 3163 3163 0 10800 3163 18437 10800 21600 18437 18437 21600 10800 18437 3163" draw:text-areas="3163 3163 18437 18437" draw:type="ring" draw:modifiers="5400" draw:enhanced-path="U 10800 10800 10800 10800 0 360 Z U 10800 10800 ?f1 ?f1 0 360 N">
              <draw:equation draw:name="f0" draw:formula="$0 "/>
              <draw:equation draw:name="f1" draw:formula="10800-$0 "/>
              <draw:handle draw:handle-position="$0 10800" draw:handle-range-x-minimum="0" draw:handle-range-x-maximum="10800"/>
            </draw:enhanced-geometry>
          </draw:custom-shape>
        </draw:g>
        <draw:custom-shape draw:style-name="gr6" draw:text-style-name="P3" xml:id="id4" draw:id="id4" draw:layer="layout" svg:width="10.922cm" svg:height="1.102cm" svg:x="4.269cm" svg:y="13.992cm">
          <text:p text:style-name="P2">Record and send sou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3" xml:id="id10" draw:id="id10" draw:layer="layout" svg:width="7.461cm" svg:height="1.143cm" svg:x="6.027cm" svg:y="18.134cm">
          <text:p text:style-name="P2">End call button clicked?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3cm" svg:y1="15.094cm" svg:x2="9.731cm" svg:y2="15.993cm" draw:start-shape="id4" draw:start-glue-point="2" draw:end-shape="id7" draw:end-glue-point="0" svg:d="M9730 15094l1 899" svg:viewBox="0 0 2 900">
          <text:p/>
        </draw:connector>
        <draw:custom-shape draw:style-name="gr8" draw:text-style-name="P6" xml:id="id3" draw:id="id3" draw:layer="layout" svg:width="1.397cm" svg:height="1.397cm" svg:x="9.032cm" svg:y="11.65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668cm" svg:y1="4.683cm" svg:x2="9.695cm" svg:y2="5.592cm" draw:start-shape="id2" draw:start-glue-point="2" draw:end-shape="id8" draw:end-glue-point="0" svg:d="M9668 4683l27 909" svg:viewBox="0 0 28 910">
          <text:p/>
        </draw:connector>
        <draw:connector draw:style-name="gr3" draw:text-style-name="P4" draw:layer="layout" draw:line-skew="5.257cm" svg:x1="10.429cm" svg:y1="20.987cm" svg:x2="10.429cm" svg:y2="12.354cm" draw:start-shape="id9" draw:start-glue-point="7" draw:end-shape="id3" draw:end-glue-point="7" svg:d="M10429 20987h5758v-8633h-5758" svg:viewBox="0 0 5759 8634">
          <text:p/>
        </draw:connector>
        <draw:frame draw:style-name="gr9" draw:text-style-name="P7" draw:layer="layout" svg:width="2.032cm" svg:height="1.128cm" svg:x="10.146cm" svg:y="20.828cm">
          <draw:text-box>
            <text:p>No</text:p>
          </draw:text-box>
        </draw:frame>
        <draw:frame draw:style-name="gr9" draw:text-style-name="P7" draw:layer="layout" svg:width="2.032cm" svg:height="1.128cm" svg:x="8.146cm" svg:y="21.628cm">
          <draw:text-box>
            <text:p>Yes</text:p>
          </draw:text-box>
        </draw:frame>
        <draw:custom-shape draw:style-name="gr8" draw:text-style-name="P6" xml:id="id9" draw:id="id9" draw:layer="layout" svg:width="1.397cm" svg:height="1.397cm" svg:x="9.032cm" svg:y="20.28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4" draw:layer="layout" draw:type="line" svg:x1="9.757cm" svg:y1="19.277cm" svg:x2="9.731cm" svg:y2="20.288cm" draw:start-shape="id10" draw:start-glue-point="2" draw:end-shape="id9" draw:end-glue-point="4" svg:d="M9757 19277l-26 1011" svg:viewBox="0 0 27 1012">
          <text:p/>
        </draw:connector>
        <draw:connector draw:style-name="gr3" draw:text-style-name="P4" draw:layer="layout" draw:type="line" svg:x1="9.731cm" svg:y1="21.685cm" svg:x2="9.749cm" svg:y2="22.867cm" draw:start-shape="id9" draw:start-glue-point="6" draw:end-shape="id5" draw:end-glue-point="0" svg:d="M9731 21685l18 1182" svg:viewBox="0 0 19 1183">
          <text:p/>
        </draw:connector>
        <draw:custom-shape draw:style-name="gr10" draw:text-style-name="P3" xml:id="id8" draw:id="id8" draw:layer="layout" svg:width="6.473cm" svg:height="1.092cm" svg:x="6.459cm" svg:y="5.592cm">
          <text:p text:style-name="P2">Initialize the display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xml:id="id11" draw:id="id11" draw:layer="layout" svg:width="10.961cm" svg:height="1.092cm" svg:x="4.222cm" svg:y="7.593cm">
          <text:p text:style-name="P2">Initialize the recorder and the player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695cm" svg:y1="6.684cm" svg:x2="9.702cm" svg:y2="7.593cm" draw:start-shape="id8" draw:start-glue-point="2" draw:end-shape="id11" draw:end-glue-point="0" svg:d="M9695 6684l7 909" svg:viewBox="0 0 8 910">
          <text:p/>
        </draw:connector>
        <draw:custom-shape draw:style-name="gr12" draw:text-style-name="P3" xml:id="id12" draw:id="id12" draw:layer="layout" svg:width="15.447cm" svg:height="1.092cm" svg:x="1.985cm" svg:y="9.594cm">
          <text:p text:style-name="P2">Get references to previously established connection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02cm" svg:y1="8.685cm" svg:x2="9.708cm" svg:y2="9.594cm" draw:start-shape="id11" draw:start-glue-point="2" draw:end-shape="id12" svg:d="M9702 8685l6 909" svg:viewBox="0 0 7 910">
          <text:p/>
        </draw:connector>
        <draw:connector draw:style-name="gr3" draw:text-style-name="P4" draw:layer="layout" draw:type="line" svg:x1="9.708cm" svg:y1="10.686cm" svg:x2="9.731cm" svg:y2="11.655cm" draw:start-shape="id12" draw:start-glue-point="2" draw:end-shape="id3" draw:end-glue-point="4" svg:d="M9708 10686l23 969" svg:viewBox="0 0 24 970">
          <text:p/>
        </draw:connector>
        <draw:custom-shape draw:style-name="gr6" draw:text-style-name="P3" xml:id="id7" draw:id="id7" draw:layer="layout" svg:width="10.922cm" svg:height="1.102cm" svg:x="4.27cm" svg:y="15.993cm">
          <text:p text:style-name="P2">Receive and play sound</text:p>
          <draw:enhanced-geometry svg:viewBox="0 0 21600 21600" draw:path-stretchpoint-x="10800" draw:path-stretchpoint-y="10800" draw:text-areas="?f3 ?f4 ?f5 ?f6" draw:type="round-rectangle" draw:modifiers="108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3" draw:text-style-name="P4" draw:layer="layout" draw:type="line" svg:x1="9.731cm" svg:y1="17.095cm" svg:x2="9.757cm" svg:y2="18.134cm" draw:start-shape="id7" draw:start-glue-point="2" draw:end-shape="id10" draw:end-glue-point="0" svg:d="M9731 17095l26 1039" svg:viewBox="0 0 27 104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Estrangelo Nisibin" svg:font-family="'Estrangelo Nisibin'" style:font-pitch="variable"/>
    <style:font-face style:name="Nimbus Sans L1" svg:font-family="'Nimbus Sans L'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Nimbus Sans L2" svg:font-family="'Nimbus Sans L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Grison" draw:style="linear" draw:start-color="#4c4c4c" draw:end-color="#b3b3b3" draw:start-intensity="100%" draw:end-intensity="100%" draw:angle="300" draw:border="0%"/>
    <draw:gradient draw:name="Tango_20_Orange" draw:display-name="Tango Orange" draw:style="linear" draw:start-color="#fcaf3e" draw:end-color="#ce5c00" draw:start-intensity="100%" draw:end-intensity="100%" draw:angle="300" draw:border="0%"/>
    <draw:marker draw:name="Arrow" svg:viewBox="0 0 20 30" svg:d="M10 0l-10 30h20z"/>
    <draw:marker draw:name="Short_20_line_20_Arrow" draw:display-name="Short line Arrow" svg:viewBox="0 0 3000 3000" svg:d="M1500 0l1500 2789v211h-114l-1286-2392v2392h-200v-2392l-1286 2392h-114v-21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Nimbus Sans L2" style:font-size-asian="24pt" style:language-asian="zh" style:country-asian="CN" style:font-name-complex="Nimbus Sans L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Nimbus Sans L2" style:font-family-asian="'Nimbus Sans L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2-17T10:01:11.327962219</meta:creation-date>
    <dc:date>2016-04-05T10:28:31.757256370</dc:date>
    <meta:editing-duration>PT1H35M42S</meta:editing-duration>
    <meta:editing-cycles>32</meta:editing-cycles>
    <meta:generator>LibreOffice/5.0.5.2$Linux_X86_64 LibreOffice_project/00m0$Build-2</meta:generator>
    <meta:document-statistic meta:object-count="28"/>
  </office:meta>
</office:document-meta>
</file>